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Model with redundant reactions (rxn3 and rxn4)</text:p>
          </table:table-cell>
          <table:table-cell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3" table:style-name="ce3"/>
          <table:table-cell table:number-columns-repeated="16378"/>
        </table:table-row>
        <table:table-row table:number-rows-repeated="1048564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4" table:default-cell-style-name="ce4"/>
        <table:table-column table:style-name="co5" table:number-columns-repeated="15360" table:default-cell-style-name="ce1"/>
        <table:table-row table:style-name="ro1">
          <table:table-cell table:style-name="ce5"/>
          <table:table-cell office:value-type="string" table:style-name="ce5">
            <text:p>rxn1</text:p>
          </table:table-cell>
          <table:table-cell office:value-type="string" table:style-name="ce5">
            <text:p>rxn2</text:p>
          </table:table-cell>
          <table:table-cell office:value-type="string" table:style-name="ce5">
            <text:p>rxn3</text:p>
          </table:table-cell>
          <table:table-cell office:value-type="string" table:style-name="ce5">
            <text:p>rxn4</text:p>
          </table:table-cell>
          <table:table-cell office:value-type="string" table:style-name="ce5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x_G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x_N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-0.7" table:style-name="ce5">
            <text:p>-0,7</text:p>
          </table:table-cell>
          <table:table-cell office:value-type="float" office:value="-0.8" table:style-name="ce5">
            <text:p>-0,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0.3" table:style-name="ce5">
            <text:p>-0,3</text:p>
          </table:table-cell>
          <table:table-cell office:value-type="float" office:value="-0.2" table:style-name="ce5">
            <text:p>-0,2</text:p>
          </table:table-cell>
          <table:table-cell office:value-type="float" office:value="-0.2" table:style-name="ce5">
            <text:p>-0,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0.8" table:style-name="ce5">
            <text:p>-0,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number-columns-repeated="15360" table:default-cell-style-name="ce1"/>
        <table:table-row table:style-name="ro1">
          <table:table-cell table:style-name="ce5"/>
          <table:table-cell office:value-type="string" table:style-name="ce5">
            <text:p>rxn1</text:p>
          </table:table-cell>
          <table:table-cell office:value-type="string" table:style-name="ce5">
            <text:p>rxn2</text:p>
          </table:table-cell>
          <table:table-cell office:value-type="string" table:style-name="ce5">
            <text:p>rxn3</text:p>
          </table:table-cell>
          <table:table-cell office:value-type="string" table:style-name="ce5">
            <text:p>rxn4</text:p>
          </table:table-cell>
          <table:table-cell office:value-type="string" table:style-name="ce5">
            <text:p>Ribosome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5">
            <text:p>x_G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5">
            <text:p>x_N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5">
            <text:p>G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7" table:style-name="ce5">
            <text:p>8,3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5">
            <text:p>Protein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7"/>
        </table:table-row>
        <table:table-row table:number-rows-repeated="2" table:style-name="ro1">
          <table:table-cell table:number-columns-repeated="7" table:style-name="ce5"/>
          <table:table-cell table:number-columns-repeated="16377"/>
        </table:table-row>
        <table:table-row table:style-name="ro1">
          <table:table-cell table:style-name="ce4"/>
          <table:table-cell table:number-columns-repeated="6" table:style-name="ce5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default-cell-style-name="ce5"/>
        <table:table-column table:style-name="co4" table:number-columns-repeated="2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4" table:default-cell-style-name="ce4"/>
        <table:table-column table:style-name="co5" table:number-columns-repeated="15360" table:default-cell-style-name="ce1"/>
        <table:table-row table:style-name="ro1">
          <table:table-cell table:style-name="ce5"/>
          <table:table-cell office:value-type="string" table:style-name="ce5">
            <text:p>rxn1</text:p>
          </table:table-cell>
          <table:table-cell office:value-type="string" table:style-name="ce5">
            <text:p>rxn2</text:p>
          </table:table-cell>
          <table:table-cell office:value-type="string" table:style-name="ce5">
            <text:p>rxn3</text:p>
          </table:table-cell>
          <table:table-cell office:value-type="string" table:style-name="ce5">
            <text:p>rxn4</text:p>
          </table:table-cell>
          <table:table-cell office:value-type="string" table:style-name="ce5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kcat_f</text:p>
          </table:table-cell>
          <table:table-cell office:value-type="float" office:value="15.5" table:style-name="ce5">
            <text:p>15,5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5">
            <text:p>9</text:p>
          </table:table-cell>
          <table:table-cell office:value-type="float" office:value="4.55" table:style-name="ce5">
            <text:p>4,55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kcat_b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0" table:number-columns-repeated="5" table:default-cell-style-name="ce5"/>
        <table:table-column table:style-name="co4" table:number-columns-repeated="1019" table:default-cell-style-name="ce4"/>
        <table:table-column table:style-name="co5" table:number-columns-repeated="15360" table:default-cell-style-name="ce1"/>
        <table:table-row table:style-name="ro1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5">
            <text:p>rho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office:value-type="float" office:value="340" table:style-name="ce5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5">
            <text:p>x_G</text:p>
          </table:table-cell>
          <table:table-cell office:value-type="float" office:value="100" table:style-name="ce5">
            <text:p>100</text:p>
          </table:table-cell>
          <table:table-cell office:value-type="float" office:value="66.666666666666671" table:formula="of:=[.B3]/1.5" table:style-name="ce5">
            <text:p>66,66666667</text:p>
          </table:table-cell>
          <table:table-cell office:value-type="float" office:value="44.44444444444445" table:formula="of:=[.C3]/1.5" table:style-name="ce5">
            <text:p>44,44444444</text:p>
          </table:table-cell>
          <table:table-cell office:value-type="float" office:value="29.629629629629633" table:formula="of:=[.D3]/1.5" table:style-name="ce5">
            <text:p>29,62962963</text:p>
          </table:table-cell>
          <table:table-cell office:value-type="float" office:value="19.753086419753089" table:formula="of:=[.E3]/1.5" table:style-name="ce5">
            <text:p>19,75308642</text:p>
          </table:table-cell>
          <table:table-cell office:value-type="float" office:value="13.168724279835393" table:formula="of:=[.F3]/1.5" table:style-name="ce5">
            <text:p>13,16872428</text:p>
          </table:table-cell>
          <table:table-cell office:value-type="float" office:value="8.7791495198902627" table:formula="of:=[.G3]/1.5" table:style-name="ce5">
            <text:p>8,77914952</text:p>
          </table:table-cell>
          <table:table-cell office:value-type="float" office:value="5.8527663465935085" table:formula="of:=[.H3]/1.5" table:style-name="ce5">
            <text:p>5,852766347</text:p>
          </table:table-cell>
          <table:table-cell office:value-type="float" office:value="3.9018442310623391" table:formula="of:=[.I3]/1.5" table:style-name="ce5">
            <text:p>3,901844231</text:p>
          </table:table-cell>
          <table:table-cell office:value-type="float" office:value="2.6012294873748929" table:formula="of:=[.J3]/1.5" table:style-name="ce5">
            <text:p>2,601229487</text:p>
          </table:table-cell>
          <table:table-cell office:value-type="float" office:value="1.7341529915832619" table:formula="of:=[.K3]/1.5" table:style-name="ce5">
            <text:p>1,734152992</text:p>
          </table:table-cell>
          <table:table-cell office:value-type="float" office:value="1.1561019943888413" table:formula="of:=[.L3]/1.5" table:style-name="ce5">
            <text:p>1,156101994</text:p>
          </table:table-cell>
          <table:table-cell office:value-type="float" office:value="0.77073466292589421" table:formula="of:=[.M3]/1.5" table:style-name="ce5">
            <text:p>0,770734663</text:p>
          </table:table-cell>
          <table:table-cell office:value-type="float" office:value="0.51382310861726277" table:formula="of:=[.N3]/1.5" table:style-name="ce5">
            <text:p>0,513823109</text:p>
          </table:table-cell>
          <table:table-cell office:value-type="float" office:value="0.34254873907817518" table:formula="of:=[.O3]/1.5" table:style-name="ce5">
            <text:p>0,342548739</text:p>
          </table:table-cell>
          <table:table-cell office:value-type="float" office:value="0.22836582605211678" table:formula="of:=[.P3]/1.5" table:style-name="ce5">
            <text:p>0,228365826</text:p>
          </table:table-cell>
          <table:table-cell office:value-type="float" office:value="0.15224388403474451" table:formula="of:=[.Q3]/1.5" table:style-name="ce5">
            <text:p>0,152243884</text:p>
          </table:table-cell>
          <table:table-cell office:value-type="float" office:value="0.10149592268982967" table:formula="of:=[.R3]/1.5" table:style-name="ce5">
            <text:p>0,101495923</text:p>
          </table:table-cell>
          <table:table-cell office:value-type="float" office:value="6.766394845988645E-2" table:formula="of:=[.S3]/1.5" table:style-name="ce5">
            <text:p>0,067663948</text:p>
          </table:table-cell>
          <table:table-cell office:value-type="float" office:value="4.5109298973257633E-2" table:formula="of:=[.T3]/1.5" table:style-name="ce5">
            <text:p>0,045109299</text:p>
          </table:table-cell>
          <table:table-cell office:value-type="float" office:value="3.0072865982171754E-2" table:formula="of:=[.U3]/1.5" table:style-name="ce5">
            <text:p>0,030072866</text:p>
          </table:table-cell>
          <table:table-cell office:value-type="float" office:value="2.0048577321447835E-2" table:formula="of:=[.V3]/1.5" table:style-name="ce5">
            <text:p>0,020048577</text:p>
          </table:table-cell>
          <table:table-cell office:value-type="float" office:value="1.3365718214298557E-2" table:formula="of:=[.W3]/1.5" table:style-name="ce5">
            <text:p>0,013365718</text:p>
          </table:table-cell>
          <table:table-cell office:value-type="float" office:value="8.9104788095323711E-3" table:formula="of:=[.X3]/1.5" table:style-name="ce5">
            <text:p>0,008910479</text:p>
          </table:table-cell>
          <table:table-cell office:value-type="float" office:value="5.9403192063549144E-3" table:formula="of:=[.Y3]/1.5" table:style-name="ce5">
            <text:p>0,005940319</text:p>
          </table:table-cell>
          <table:table-cell table:number-columns-repeated="16358"/>
        </table:table-row>
        <table:table-row table:style-name="ro1">
          <table:table-cell office:value-type="string" table:style-name="ce5">
            <text:p>x_N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58"/>
        </table:table-row>
        <table:table-row table:style-name="ro1">
          <table:table-cell table:number-columns-repeated="6" table:style-name="ce5"/>
          <table:table-cell table:number-columns-repeated="1018" table:style-name="ce4"/>
          <table:table-cell table:number-columns-repeated="15360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creator>Charles Rocabert</dc:creator>
    <dc:date>2025-07-05T17:44:05Z</dc:date>
    <meta:editing-cycles>5</meta:editing-cycles>
    <meta:editing-duration>PT307S</meta:editing-duration>
  </office:meta>
</office:document-meta>
</file>